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3785in" style:rel-column-width="3425*"/>
    </style:style>
    <style:style style:name="Table1.B" style:family="table-column">
      <style:table-column-properties style:column-width="0.1215in" style:rel-column-width="175*"/>
    </style:style>
    <style:style style:name="Table1.C" style:family="table-column">
      <style:table-column-properties style:column-width="1.25in" style:rel-column-width="1800*"/>
    </style:style>
    <style:style style:name="Table1.E" style:family="table-column">
      <style:table-column-properties style:column-width="0.2521in" style:rel-column-width="363*"/>
    </style:style>
    <style:style style:name="Table1.F" style:family="table-column">
      <style:table-column-properties style:column-width="2.2479in" style:rel-column-width="3237*"/>
    </style:style>
    <style:style style:name="Table1.1" style:family="table-row">
      <style:table-row-properties style:min-row-height="0.3736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="none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236in" table:align="margins"/>
    </style:style>
    <style:style style:name="Table2.A" style:family="table-column">
      <style:table-column-properties style:column-width="2.309in" style:rel-column-width="3325*"/>
    </style:style>
    <style:style style:name="Table2.B" style:family="table-column">
      <style:table-column-properties style:column-width="2.6306in" style:rel-column-width="3788*"/>
    </style:style>
    <style:style style:name="Table2.C" style:family="table-column">
      <style:table-column-properties style:column-width="2.484in" style:rel-column-width="357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weight="normal" style:font-weight-asian="normal" style:font-weight-complex="normal"/>
    </style:style>
    <style:style style:name="P3" style:family="paragraph" style:parent-style-name="Heading_20_1">
      <style:paragraph-properties fo:break-before="page"/>
      <style:text-properties style:font-name="Liberation Serif1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5d803b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Liberation Serif1" fo:font-size="12pt" fo:font-weight="bold" officeooo:paragraph-rsid="007c927e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normal" officeooo:rsid="004fbc04" officeooo:paragraph-rsid="005cab2e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weight="normal" officeooo:rsid="005f184b" officeooo:paragraph-rsid="00674749" style:font-weight-asian="normal" style:font-size-complex="12pt" style:font-weight-complex="normal"/>
    </style:style>
    <style:style style:name="P8" style:family="paragraph" style:parent-style-name="Standard">
      <style:text-properties officeooo:rsid="007f84bf" officeooo:paragraph-rsid="007f84bf"/>
    </style:style>
    <style:style style:name="P9" style:family="paragraph" style:parent-style-name="Standard">
      <style:text-properties officeooo:paragraph-rsid="009af03c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5bb707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5600bf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53b593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82a717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56c6ea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8852ac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86930c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90efb9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259f2e" officeooo:paragraph-rsid="0058245a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7f871c" officeooo:paragraph-rsid="007f871c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0f240" officeooo:paragraph-rsid="009ce613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fcb56" officeooo:paragraph-rsid="008fcb56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7195b" officeooo:paragraph-rsid="0097195b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paragraph-rsid="007e1caf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90efb9" officeooo:paragraph-rsid="0093e483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90efb9" officeooo:paragraph-rsid="0094f75c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Liberation Serif1" fo:font-size="12pt" fo:font-weight="normal" officeooo:rsid="0097195b" officeooo:paragraph-rsid="0097195b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80" style:font-name="Liberation Serif1" fo:font-size="12pt" fo:font-weight="normal" officeooo:rsid="005f184b" officeooo:paragraph-rsid="009af03c" style:font-size-asian="12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1" fo:font-size="12pt" style:font-size-asian="12pt"/>
    </style:style>
    <style:style style:name="T3" style:family="text">
      <style:text-properties fo:color="#000000" style:font-name="Liberation Serif1" fo:font-size="12pt" officeooo:rsid="005600bf" style:font-size-asian="12pt"/>
    </style:style>
    <style:style style:name="T4" style:family="text">
      <style:text-properties fo:color="#000000" style:font-name="Liberation Serif1" fo:font-size="12pt" officeooo:rsid="005d803b" style:font-size-asian="12pt"/>
    </style:style>
    <style:style style:name="T5" style:family="text">
      <style:text-properties fo:color="#000000" style:font-name="Liberation Serif1" fo:font-size="12pt" officeooo:rsid="0092cfe4" style:font-size-asian="12pt"/>
    </style:style>
    <style:style style:name="T6" style:family="text">
      <style:text-properties fo:color="#000000" style:font-name="Liberation Serif1" fo:font-size="12pt" officeooo:rsid="0093e483" style:font-size-asian="12pt"/>
    </style:style>
    <style:style style:name="T7" style:family="text">
      <style:text-properties fo:color="#000000" style:font-name="Liberation Serif1" fo:font-size="12pt" officeooo:rsid="0094f75c" style:font-size-asian="12pt"/>
    </style:style>
    <style:style style:name="T8" style:family="text">
      <style:text-properties fo:color="#000000" style:font-name="Liberation Serif1" fo:font-size="12pt" fo:font-weight="bold" officeooo:rsid="005d803b" style:font-size-asian="12pt" style:font-weight-asian="bold" style:font-size-complex="12pt" style:font-weight-complex="bold"/>
    </style:style>
    <style:style style:name="T9" style:family="text">
      <style:text-properties fo:color="#000000" style:font-name="Liberation Serif1" fo:font-size="12pt" fo:font-weight="normal" officeooo:rsid="005d803b" style:font-size-asian="12pt" style:font-weight-asian="normal" style:font-size-complex="12pt" style:font-weight-complex="normal"/>
    </style:style>
    <style:style style:name="T10" style:family="text">
      <style:text-properties fo:color="#000000" officeooo:rsid="005600bf"/>
    </style:style>
    <style:style style:name="T11" style:family="text">
      <style:text-properties fo:color="#000000" officeooo:rsid="006fd241"/>
    </style:style>
    <style:style style:name="T12" style:family="text">
      <style:text-properties fo:color="#000000" officeooo:rsid="00706f12"/>
    </style:style>
    <style:style style:name="T13" style:family="text">
      <style:text-properties fo:color="#000000" fo:font-weight="normal" officeooo:rsid="005d803b" style:font-weight-asian="normal" style:font-weight-complex="normal"/>
    </style:style>
    <style:style style:name="T14" style:family="text">
      <style:text-properties fo:color="#000000" officeooo:rsid="009af03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5483f6"/>
    </style:style>
    <style:style style:name="T17" style:family="text">
      <style:text-properties officeooo:rsid="005600bf"/>
    </style:style>
    <style:style style:name="T18" style:family="text">
      <style:text-properties officeooo:rsid="005d363f"/>
    </style:style>
    <style:style style:name="T19" style:family="text">
      <style:text-properties officeooo:rsid="005d803b"/>
    </style:style>
    <style:style style:name="T20" style:family="text">
      <style:text-properties officeooo:rsid="005f184b"/>
    </style:style>
    <style:style style:name="T21" style:family="text">
      <style:text-properties fo:font-weight="normal" officeooo:rsid="005f184b" style:font-weight-asian="normal" style:font-weight-complex="normal"/>
    </style:style>
    <style:style style:name="T22" style:family="text">
      <style:text-properties fo:font-weight="normal" officeooo:rsid="005d803b" style:font-weight-asian="normal" style:font-weight-complex="normal"/>
    </style:style>
    <style:style style:name="T23" style:family="text">
      <style:text-properties officeooo:rsid="007f871c"/>
    </style:style>
    <style:style style:name="T24" style:family="text">
      <style:text-properties officeooo:rsid="0082a717"/>
    </style:style>
    <style:style style:name="T25" style:family="text">
      <style:text-properties officeooo:rsid="0086930c"/>
    </style:style>
    <style:style style:name="T26" style:family="text">
      <style:text-properties officeooo:rsid="008852ac"/>
    </style:style>
    <style:style style:name="T27" style:family="text">
      <style:text-properties officeooo:rsid="0090efb9"/>
    </style:style>
    <style:style style:name="T28" style:family="text">
      <style:text-properties officeooo:rsid="00982e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3"><text:span text:style-name="T15"><text:placeholder text:placeholder-type="text">&lt;context['company.rec_name']&gt;</text:placeholder></text:span><text:line-break/><text:span text:style-name="T28">Appointment</text:span> <text:span text:style-name="T18">Report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23"><text:span text:style-name="T21"><text:placeholder text:placeholder-type="text">&lt;if test="patient.patient"&gt;</text:placeholder></text:span>Name: <text:placeholder text:placeholder-type="text">&lt;patient.patient.firstname&gt;</text:placeholder> <text:placeholder text:placeholder-type="text">&lt;patient.patient.lastname&gt;</text:placeholder><text:span text:style-name="T22"><text:placeholder text:placeholder-type="text">&lt;/if&gt;</text:placeholder></text:span></text:p>
          </table:table-cell>
          <table:table-cell table:style-name="Table1.B1" table:number-columns-spanned="4" office:value-type="string">
            <text:p text:style-name="P12">UPI: <text:placeholder text:placeholder-type="text">&lt;patient.upi&gt;</text:placeholder></text:p>
          </table:table-cell>
          <table:covered-table-cell/>
          <table:covered-table-cell/>
          <table:covered-table-cell/>
          <table:table-cell table:style-name="Table1.B1" office:value-type="string">
            <text:p text:style-name="P14">Sex: <text:span text:style-name="T17"><text:placeholder text:placeholder-type="text">&lt;patient.sex_display&gt;</text:placeholder></text:span></text:p>
          </table:table-cell>
        </table:table-row>
        <table:table-row>
          <table:covered-table-cell/>
          <table:table-cell table:style-name="Table1.A1" table:number-columns-spanned="4" office:value-type="string">
            <text:p text:style-name="P11">Medical Record Number: <text:placeholder text:placeholder-type="text">&lt;patient.medical_record_num&gt;</text:placeholder></text:p>
          </table:table-cell>
          <table:covered-table-cell/>
          <table:covered-table-cell/>
          <table:covered-table-cell/>
          <table:table-cell table:style-name="Table1.A1" office:value-type="string">
            <text:p text:style-name="P18">Age: <text:bookmark text:name="__DdeLink__2929_20520419921"/><text:span text:style-name="T17"><text:placeholder text:placeholder-type="text">&lt;patient.age&gt;</text:placeholder></text:span></text:p>
          </table:table-cell>
        </table:table-row>
        <table:table-row>
          <table:table-cell table:style-name="Table1.A1" office:value-type="string">
            <text:p text:style-name="P8"><text:span text:style-name="T23">App. </text:span>Date: <text:span text:style-name="T9"><text:placeholder text:placeholder-type="text">&lt;patient.appointment_date&gt;</text:placeholder></text:span></text:p>
          </table:table-cell>
          <table:table-cell table:style-name="Table1.A1" table:number-columns-spanned="4" office:value-type="string">
            <text:p text:style-name="P19">App. Type: <text:placeholder text:placeholder-type="text">&lt;patient.appointment_type&gt;</text:placeholder></text:p>
          </table:table-cell>
          <table:covered-table-cell/>
          <table:covered-table-cell/>
          <table:covered-table-cell/>
          <table:table-cell table:style-name="Table1.A1" office:value-type="string">
            <text:p text:style-name="P20">Urgency: <text:span text:style-name="T17"><text:placeholder text:placeholder-type="text">&lt;choose test=""&gt;</text:placeholder></text:span><text:span text:style-name="T17"><text:placeholder text:placeholder-type="text">&lt;when test="patient.urgency=='a'"&gt;</text:placeholder></text:span><text:span text:style-name="T17">Normal </text:span><text:span text:style-name="T17"><text:placeholder text:placeholder-type="text">&lt;/when&gt;</text:placeholder></text:span><text:span text:style-name="T17"><text:placeholder text:placeholder-type="text">&lt;when test="patient.urgency=='b'"&gt;</text:placeholder></text:span><text:span text:style-name="T17">Urgent </text:span><text:span text:style-name="T17"><text:placeholder text:placeholder-type="text">&lt;/when&gt;</text:placeholder></text:span><text:span text:style-name="T17"><text:placeholder text:placeholder-type="text">&lt;when test="patient.urgency=='c'"&gt;</text:placeholder></text:span><text:span text:style-name="T17">Medical Emergency </text:span><text:span text:style-name="T17"><text:placeholder text:placeholder-type="text">&lt;/when&gt;</text:placeholder></text:span><text:span text:style-name="T17"><text:placeholder text:placeholder-type="text">&lt;otherwise&gt;</text:placeholder></text:span><text:span text:style-name="T17"><text:placeholder text:placeholder-type="text">&lt;/otherwise&gt;</text:placeholder></text:span><text:span text:style-name="T17"><text:placeholder text:placeholder-type="text">&lt;/choose&gt;</text:placeholder></text:span></text:p>
            <text:p text:style-name="P9"/>
          </table:table-cell>
        </table:table-row>
        <table:table-row>
          <table:table-cell table:style-name="Table1.A1" table:number-columns-spanned="6" office:value-type="string">
            <text:p text:style-name="P13"><text:span text:style-name="T20"><text:placeholder text:placeholder-type="text">&lt;if test="patient.visit_reason"&gt;</text:placeholder></text:span> <text:span text:style-name="T24">Reason For Visit: </text:span><text:placeholder text:placeholder-type="text">&lt;patient.visit_reason.name&gt;</text:placeholder> <text:span text:style-name="T19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16"><text:span text:style-name="T20"><text:placeholder text:placeholder-type="text">&lt;if test="patient.healthprof"&gt;</text:placeholder></text:span> Health <text:span text:style-name="T25">Professional: </text:span><text:placeholder text:placeholder-type="text">&lt;patient.healthprof.name.name&gt;</text:placeholder> <text:span text:style-name="T19"><text:placeholder text:placeholder-type="text">&lt;/if&gt;</text:placeholder></text:span></text:p>
          </table:table-cell>
          <table:covered-table-cell/>
          <table:covered-table-cell/>
          <table:table-cell table:style-name="Table1.D5" table:number-columns-spanned="3" office:value-type="string">
            <text:p text:style-name="P15"><text:span text:style-name="T20"><text:placeholder text:placeholder-type="text">&lt;if test="patient.speciality"&gt;</text:placeholder></text:span> <text:span text:style-name="T26">Speciality: </text:span><text:placeholder text:placeholder-type="text">&lt;patient.speciality.name&gt;</text:placeholder> <text:span text:style-name="T19"><text:placeholder text:placeholder-type="text">&lt;/if&gt;</text:placeholder></text:span></text:p>
          </table:table-cell>
          <table:covered-table-cell/>
          <table:covered-table-cell/>
        </table:table-row>
        <table:table-row>
          <table:table-cell table:style-name="Table1.D5" table:number-columns-spanned="6" office:value-type="string">
            <text:p text:style-name="P21">Notes: <text:span text:style-name="T19"><text:placeholder text:placeholder-type="text">&lt;patient.comments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5" table:number-columns-spanned="6" office:value-type="string">
            <text:p text:style-name="P17"><text:span text:style-name="T20"><text:placeholder text:placeholder-type="text">&lt;if test="patient.state_changes"&gt;</text:placeholder></text:span> <text:span text:style-name="T27">State Changes:</text:span> <text:span text:style-name="T19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5" table:number-columns-spanned="6" office:value-type="string">
            <text:p text:style-name="P17"><text:placeholder text:placeholder-type="text">&lt;for each="state in patient.state_chang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5" table:number-columns-spanned="6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24"><text:span text:style-name="T3">C</text:span><text:span text:style-name="T4">hanged </text:span><text:span text:style-name="T6">To</text:span><text:span text:style-name="T4">: </text:span><text:span text:style-name="T4"><text:placeholder text:placeholder-type="text">&lt;state.target_state&gt;</text:placeholder></text:span></text:p>
                </table:table-cell>
                <table:table-cell table:style-name="Table2.A1" office:value-type="string">
                  <text:p text:style-name="P24"><text:span text:style-name="T3">Changed </text:span><text:span text:style-name="T5">On</text:span><text:span text:style-name="T3">: </text:span><text:span text:style-name="T4"><text:placeholder text:placeholder-type="text">&lt;state.change_date&gt;</text:placeholder></text:span></text:p>
                </table:table-cell>
                <table:table-cell table:style-name="Table2.C1" office:value-type="string">
                  <text:p text:style-name="P25"><text:span text:style-name="T3">Changed </text:span><text:span text:style-name="T7">By</text:span><text:span text:style-name="T3">: </text:span><text:span text:style-name="T4"><text:placeholder text:placeholder-type="text">&lt;state.creator&gt;</text:placeholder>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5" table:number-columns-spanned="6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22">State: <text:span text:style-name="T17"><text:placeholder text:placeholder-type="text">&lt;patient.state&gt;</text:placeholder></text:span></text:p>
          </table:table-cell>
          <table:covered-table-cell/>
          <table:table-cell table:style-name="Table1.A5" table:number-columns-spanned="2" office:value-type="string">
            <text:p text:style-name="P22">Institution: <text:span text:style-name="T17"><text:placeholder text:placeholder-type="text">&lt;patient.institution.name.name&gt;</text:placeholder></text:span></text:p>
          </table:table-cell>
          <table:covered-table-cell/>
          <table:table-cell table:style-name="Table1.D5" table:number-columns-spanned="2" office:value-type="string">
            <text:p text:style-name="P26"><text:span text:style-name="T10">A</text:span><text:span text:style-name="T1">ppointment Id: </text:span><text:span text:style-name="T10"><text:placeholder text:placeholder-type="text">&lt;patient.name&gt;</text:placeholder></text:span>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6"><text:span text:style-name="T3"/></text:p>
          </table:table-cell>
          <table:covered-table-cell/>
          <table:table-cell table:style-name="Table1.A5" table:number-columns-spanned="2" office:value-type="string">
            <text:p text:style-name="P6"><text:span text:style-name="T3"/></text:p>
          </table:table-cell>
          <table:covered-table-cell/>
          <table:table-cell table:style-name="Table1.D5" table:number-columns-spanned="2" office:value-type="string">
            <text:p text:style-name="P6"><text:span text:style-name="T3"/></text:p>
          </table:table-cell>
          <table:covered-table-cell/>
        </table:table-row>
      </table:table>
      <text:p text:style-name="P2"/>
      <text:p text:style-name="P2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2" meta:image-count="0" meta:object-count="0" meta:page-count="2" meta:paragraph-count="24" meta:word-count="84" meta:character-count="1168" meta:non-whitespace-character-count="1108"/>
  </office:meta>
</office:document-meta>
</file>